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Helvetic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style:font-name="Helvetica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section text:style-name="Sect1" text:name="Section1">
        <text:p text:style-name="P3">%#include AL/CCVD/protocoles/infoProtocole#%</text:p>
        <text:p text:style-name="P3">%#include AL/CCVD/protocoles/echeances/infoProtocoleEcheances#%</text:p>
        <text:p text:style-name="P3"/>
      </text:section>
      <text:p text:style-name="P3">%#include AL/CCVD/protocoles/echeances/listeDroitsEcheances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Helvetica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12cm" fo:margin-left="0cm" fo:margin-right="0cm" fo:margin-bottom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%#include AL_entete#%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creator>lga </dc:creator>
    <dc:date>2015-11-25T14:10:38.64</dc:date>
    <meta:editing-cycles>79</meta:editing-cycles>
    <meta:editing-duration>PT1H34M22S</meta:editing-duration>
    <meta:document-statistic meta:table-count="0" meta:image-count="0" meta:object-count="0" meta:page-count="1" meta:paragraph-count="5" meta:word-count="9" meta:character-count="192"/>
    <meta:user-defined meta:name="Info 1"/>
    <meta:user-defined meta:name="Info 2"/>
    <meta:user-defined meta:name="Info 3"/>
    <meta:user-defined meta:name="Info 4"/>
  </office:meta>
</office:document-meta>
</file>